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https://www.fun.ac.jp/en/recruit201901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os acceuil cnrs</text:p>
          </table:table-cell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https://miurban.uchicago.edu/our-work/</text:p>
          </table:table-cell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 style:data-style-name="N2" text:time-value="13:30:51.94465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8-09-15T13:33:26.994430000</dc:date>
    <meta:editing-duration>PT3M32S</meta:editing-duration>
    <meta:editing-cycles>4</meta:editing-cycles>
    <meta:generator>LibreOffice/5.4.6.2$MacOSX_X86_64 LibreOffice_project/4014ce260a04f1026ba855d3b8d91541c224eab8</meta:generator>
    <meta:document-statistic meta:table-count="1" meta:cell-count="6" meta:object-count="0"/>
  </office:meta>
</office:document-meta>
</file>